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5877" officeooo:paragraph-rsid="000a5877"/>
    </style:style>
    <style:style style:name="P2" style:family="paragraph" style:parent-style-name="Standard">
      <style:paragraph-properties fo:text-align="center" style:justify-single-word="false"/>
      <style:text-properties fo:font-size="14pt" fo:font-weight="bold" officeooo:rsid="000d4bb9" officeooo:paragraph-rsid="000d4bb9" style:font-size-asian="14pt" style:font-weight-asian="bold" style:font-size-complex="14pt" style:font-weight-complex="bold"/>
    </style:style>
    <style:style style:name="P3" style:family="paragraph" style:parent-style-name="Standard">
      <style:text-properties officeooo:paragraph-rsid="0011ff07"/>
    </style:style>
    <style:style style:name="T1" style:family="text">
      <style:text-properties officeooo:rsid="000a5877"/>
    </style:style>
    <style:style style:name="T2" style:family="text">
      <style:text-properties officeooo:rsid="0011ff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guldījuma apraksts</text:p>
      <text:p text:style-name="P1"/>
      <text:p text:style-name="P1">Gints Kanders:</text:p>
      <text:p text:style-name="P3"><text:tab/>Izveidoju GitHub krātuvi un izstrādāju lietotājam <text:s/>aplikācijas interfeisu, kas ļauj viegli pievienot, rediģēt un dzēst darāmos uzdevumus. Turklāt, aplikācijā ir iekļauta iespēja atzīmēt uzdevumus kā svarīgus un sekot līdzi to izpildei.</text:p>
      <text:p text:style-name="P3">Papildus tam, <text:span text:style-name="T2">izveidoju</text:span> sistēmas saglabāšanas <text:span text:style-name="T2">pamatu</text:span>, lai nodrošinātu datu <text:span text:style-name="T2">saglabāšanu</text:span>. <text:span text:style-name="T2">Vel</text:span> ieviesu iespēju atzīmēt, vai uzdevums ir plānots vai jau pabeigts, lai labāk organizētu un sekotu līdzi darāmajiem uzdevumiem.</text:p>
      <text:p text:style-name="P3">Visbeidzot, veicu aplikācijas uzlabošanas darbus, lai nodrošinātu, ka tā darbojas stabilā un efektīvā veidā, atbilstot lietotāju vajadzībām.</text:p>
      <text:p text:style-name="Standard"/>
      <text:p text:style-name="Standard"/>
      <text:p text:style-name="Standard">Sergejs Skripka:</text:p>
      <text:p text:style-name="Standard"><text:tab/>Viņš ir ļoti daudz izdarījis, lai varētu pabeigt projektu. Viņš izveidoja nefunkcionālo prasību dark/light mode, kas ļauj pielāgot aplikācijas izskatu atbilstoši lietotāja vizuālajai izvēlei. Turklāt, viņš pievienoja iespēju dzēst, pievienot un atzīmēt kategorijas darāmajiem uzdevumiem, kas ļauj lietotājam labāk organizēt un strukturēt savus uzdevumus.Viņš pilnveidoja saglabāšanas funkciju, nodrošinot drošu un uzticamu datu saglabāšanu, lai nezaudētu nevienu svarīgu informāciju. Turklāt, viņš ieviesa iespēju formatēt tekstu treknrakstā vai slīprakstā, kas ļauj lietotājam izcelt un uzsvērt svarīgus aspektus.Šie uzlabojumi, ko viņš veica, padarīja aplikāciju vēl funkcionālāku, lietotājam draudzīgāku un nodrošināja efektīvāku darbu ar uzdevumiem.</text:p>
      <text:p text:style-name="Standard"/>
      <text:p text:style-name="Standard">Kopumā abi esam līdzvērtīgi ieguldījuši darbu, lai izveidotu un pilnveidotu aplikācijas funkcionalitāti, kā arī veicinātu PPS un PPA <text:span text:style-name="T1">pilnveidošānu</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lv" fo:country="LV"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lv" fo:country="LV"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23:45:22.455000000</dc:date>
    <meta:editing-duration>PT1H3M3S</meta:editing-duration>
    <meta:editing-cycles>5</meta:editing-cycles>
    <meta:generator>LibreOffice/7.4.4.2$Windows_X86_64 LibreOffice_project/85569322deea74ec9134968a29af2df5663baa21</meta:generator>
    <meta:document-statistic meta:table-count="0" meta:image-count="0" meta:object-count="0" meta:page-count="1" meta:paragraph-count="8" meta:word-count="193" meta:character-count="1546" meta:non-whitespace-character-count="1357"/>
  </office:meta>
</office:document-meta>
</file>